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9-08_15-43-49_000.jpg</text:p>
          </table:table-cell>
          <table:table-cell table:style-name="ce19" office:value-type="string">
            <text:p>:m RES 1-2*5 / free# JVEMV6 68#_88:1 / 68. theoretical-physics(tp) / w=~,topics=~,other=q+:(a&lt;=b)-&gt;(a+c&gt;b+c);q+:(0≠1),s=~,i=~,doc=r-6-2~2#3</text:p>
          </table:table-cell>
          <table:table-cell table:style-name="ce19"/>
          <table:table-cell table:style-name="ce4"/>
          <table:table-cell table:style-name="ce4" office:value-type="string">
            <text:p>N-35-35-28.546142 E-139-34-49.270019</text:p>
          </table:table-cell>
          <table:table-cell table:style-name="ce38" table:formula="of:=IF([.E2]=&quot;&quot;;[.C2];CONCATENATE([.C2];&quot; / &quot;;[.E2]))" office:value-type="string" office:string-value=":m RES 1-2*5 / free# JVEMV6 68#_88:1 / 68. theoretical-physics(tp) / w=~,topics=~,other=q+:(a&lt;=b)-&gt;(a+c&gt;b+c);q+:(0≠1),s=~,i=~,doc=r-6-2~2#3">
            <text:p>:m RES 1-2*5 / free# JVEMV6 68#_88:1 / 68. theoretical-physics(tp) / w=~,topics=~,other=q+:(a&lt;=b)-&gt;(a+c&gt;b+c);q+:(0≠1),s=~,i=~,doc=r-6-2~2#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9-08_15-44-15_000.jpg</text:p>
          </table:table-cell>
          <table:table-cell table:style-name="ce19" office:value-type="string">
            <text:p>:m RES 3-4*5 / free# JVEMV6 68#_88:1 / 68. theoretical-physics(tp) / w=~,topics=~,other=q+:(0=1);q+:乗法の単位元が１ではない場合、ありうるか,s=~,i=~,doc=r-6-2~2#3</text:p>
          </table:table-cell>
          <table:table-cell table:style-name="ce19"/>
          <table:table-cell table:style-name="ce4"/>
          <table:table-cell table:style-name="ce4" office:value-type="string">
            <text:p>N-35-35-28.559875 E-139-34-49.050292</text:p>
          </table:table-cell>
          <table:table-cell table:style-name="ce38" table:formula="of:=IF([.E3]=&quot;&quot;;[.C3];CONCATENATE([.C3];&quot; / &quot;;[.E3]))" office:value-type="string" office:string-value=":m RES 3-4*5 / free# JVEMV6 68#_88:1 / 68. theoretical-physics(tp) / w=~,topics=~,other=q+:(0=1);q+:乗法の単位元が１ではない場合、ありうるか,s=~,i=~,doc=r-6-2~2#3">
            <text:p>:m RES 3-4*5 / free# JVEMV6 68#_88:1 / 68. theoretical-physics(tp) / w=~,topics=~,other=q+:(0=1);q+:乗法の単位元が１ではない場合、ありうるか,s=~,i=~,doc=r-6-2~2#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9-08_15-44-48_000.jpg</text:p>
          </table:table-cell>
          <table:table-cell table:style-name="ce19" office:value-type="string">
            <text:p>:m RES 5*5 / free# JVEMV6 68#_88:1 / 68. theoretical-physics(tp) / w=~,topics=~,other=q+:(0=1);q+:乗法の単位元が１の場合、矛盾は生じるか,s=~,i=~,doc=r-6-2~2#3</text:p>
          </table:table-cell>
          <table:table-cell table:style-name="ce19"/>
          <table:table-cell table:style-name="ce4"/>
          <table:table-cell table:style-name="ce4" office:value-type="string">
            <text:p>N-35-35-28.532409 E-139-34-49.324951</text:p>
          </table:table-cell>
          <table:table-cell table:style-name="ce38" table:formula="of:=IF([.E4]=&quot;&quot;;[.C4];CONCATENATE([.C4];&quot; / &quot;;[.E4]))" office:value-type="string" office:string-value=":m RES 5*5 / free# JVEMV6 68#_88:1 / 68. theoretical-physics(tp) / w=~,topics=~,other=q+:(0=1);q+:乗法の単位元が１の場合、矛盾は生じるか,s=~,i=~,doc=r-6-2~2#3">
            <text:p>:m RES 5*5 / free# JVEMV6 68#_88:1 / 68. theoretical-physics(tp) / w=~,topics=~,other=q+:(0=1);q+:乗法の単位元が１の場合、矛盾は生じるか,s=~,i=~,doc=r-6-2~2#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9-08_16-31-03_000.jpg</text:p>
          </table:table-cell>
          <table:table-cell table:style-name="ce19" office:value-type="string">
            <text:p>-*</text:p>
          </table:table-cell>
          <table:table-cell table:style-name="ce19"/>
          <table:table-cell table:style-name="ce4"/>
          <table:table-cell table:style-name="ce4" office:value-type="string">
            <text:p>N-35-35-28.573608 E-139-34-49.270019</text:p>
          </table:table-cell>
          <table:table-cell table:style-name="ce38" table:formula="of:=IF([.E5]=&quot;&quot;;[.C5];CONCATENATE([.C5];&quot; / &quot;;[.E5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2021-09-08_16-45-04_000.jpg</text:p>
          </table:table-cell>
          <table:table-cell table:style-name="ce19" office:value-type="string">
            <text:p>:PHOTO 記録 / 文書　/ occasion=購入 / for=ワイヤレススピーカー / doc=取扱説明書；保証書</text:p>
          </table:table-cell>
          <table:table-cell table:style-name="ce19"/>
          <table:table-cell table:style-name="ce4"/>
          <table:table-cell table:style-name="ce4" office:value-type="string">
            <text:p>N-35-35-28.518676 E-139-34-49.160156</text:p>
          </table:table-cell>
          <table:table-cell table:style-name="ce38" table:formula="of:=IF([.E6]=&quot;&quot;;[.C6];CONCATENATE([.C6];&quot; / &quot;;[.E6]))" office:value-type="string" office:string-value=":PHOTO 記録 / 文書　/ occasion=購入 / for=ワイヤレススピーカー / doc=取扱説明書；保証書">
            <text:p>:PHOTO 記録 / 文書　/ occasion=購入 / for=ワイヤレススピーカー / doc=取扱説明書；保証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9-08_18-07-21_000.jpg</text:p>
          </table:table-cell>
          <table:table-cell table:style-name="ce19" office:value-type="string">
            <text:p>:m RES 1*1 / free# JVEMV6 68#_88:2 / 68. theoretical-physics(tp) / w=~,topics=無限大,other=q+:(1/∞)=0は、あるか？;q+:(1/∞)&lt;0は、可能か？,s=~,i=~,doc=r-5-2~11#7</text:p>
          </table:table-cell>
          <table:table-cell table:style-name="ce19"/>
          <table:table-cell table:style-name="ce4"/>
          <table:table-cell table:style-name="ce4" office:value-type="string">
            <text:p>N-35-35-28.532409 E-139-34-48.885498</text:p>
          </table:table-cell>
          <table:table-cell table:style-name="ce38" table:formula="of:=IF([.E7]=&quot;&quot;;[.C7];CONCATENATE([.C7];&quot; / &quot;;[.E7]))" office:value-type="string" office:string-value=":m RES 1*1 / free# JVEMV6 68#_88:2 / 68. theoretical-physics(tp) / w=~,topics=無限大,other=q+:(1/∞)=0は、あるか？;q+:(1/∞)&lt;0は、可能か？,s=~,i=~,doc=r-5-2~11#7">
            <text:p>:m RES 1*1 / free# JVEMV6 68#_88:2 / 68. theoretical-physics(tp) / w=~,topics=無限大,other=q+:(1/∞)=0は、あるか？;q+:(1/∞)&lt;0は、可能か？,s=~,i=~,doc=r-5-2~11#7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9-08_20-48-03_000.jpg</text:p>
          </table:table-cell>
          <table:table-cell table:style-name="ce19" office:value-type="string">
            <text:p>:PHOTO 記録 / 経過記録；作ったもの / food=酢漬け / material=kapusta,media=vinegar+dill,time=~,container=glass-jar-large / type=~,other=~,id=2021-08-07_21-12-44_000.jpg</text:p>
          </table:table-cell>
          <table:table-cell table:style-name="ce19"/>
          <table:table-cell table:style-name="ce4"/>
          <table:table-cell table:style-name="ce4" office:value-type="string">
            <text:p>N-35-35-28.848266 E-139-34-49.270019</text:p>
          </table:table-cell>
          <table:table-cell table:style-name="ce38" table:formula="of:=IF([.E8]=&quot;&quot;;[.C8];CONCATENATE([.C8];&quot; / &quot;;[.E8]))" office:value-type="string" office:string-value=":PHOTO 記録 / 経過記録；作ったもの / food=酢漬け / material=kapusta,media=vinegar+dill,time=~,container=glass-jar-large / type=~,other=~,id=2021-08-07_21-12-44_000.jpg">
            <text:p>:PHOTO 記録 / 経過記録；作ったもの / food=酢漬け / material=kapusta,media=vinegar+dill,time=~,container=glass-jar-large / type=~,other=~,id=2021-08-07_21-12-44_000.jpg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9-08_21-14-56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546142 E-139-34-49.215087</text:p>
          </table:table-cell>
          <table:table-cell table:style-name="ce38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9-09_02-55-39_000.jpg</text:p>
          </table:table-cell>
          <table:table-cell table:style-name="ce19" office:value-type="string">
            <text:p>:m :PHOTO 寝た時刻 / 2021</text:p>
          </table:table-cell>
          <table:table-cell table:style-name="ce17"/>
          <table:table-cell table:style-name="ce4"/>
          <table:table-cell table:style-name="ce4" office:value-type="string">
            <text:p>N-35-35-28.642272 E-139-34-48.995361</text:p>
          </table:table-cell>
          <table:table-cell table:style-name="ce38" table:formula="of:=IF([.E10]=&quot;&quot;;[.C10];CONCATENATE([.C10];&quot; / &quot;;[.E10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9-09_00-58-56_000.mp4</text:p>
          </table:table-cell>
          <table:table-cell table:style-name="ce19" office:value-type="string">
            <text:p>:VIDEO / @自室 / 記録 / inst=ビン：小瓶：一味とうがらしの空き瓶 / 演奏、play / 2021-09-09_00-58-56_000.mp4 / prac,for=bebeyさんの動画を見て、真似してみた,ReX,tempo=~,other=~,key=~,notes=~</text:p>
          </table:table-cell>
          <table:table-cell table:style-name="ce19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VIDEO / @自室 / 記録 / inst=ビン：小瓶：一味とうがらしの空き瓶 / 演奏、play / 2021-09-09_00-58-56_000.mp4 / prac,for=bebeyさんの動画を見て、真似してみた,ReX,tempo=~,other=~,key=~,notes=~">
            <text:p>:VIDEO / @自室 / 記録 / inst=ビン：小瓶：一味とうがらしの空き瓶 / 演奏、play / 2021-09-09_00-58-56_000.mp4 / prac,for=bebeyさんの動画を見て、真似してみた,ReX,tempo=~,other=~,key=~,notes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Default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RES 1*4 / free# JVEMV6 68#_86:1 / 68. theoretical-physics(tp) / w=~,topics=マクローリン展開：剰余項,other=q:(o(x^2)/x^n=0),s=~,i=~,doc=r-6-1~7#8;r-6-2~1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qq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:PHOTO 寝た時刻 / 2021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4">
            <text:p>3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9">2021/09/09</text:date>, <text:time>10:14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9-09T10:14:15.19</dc:date>
    <dc:creator>iwabuchi ken</dc:creator>
    <meta:editing-duration>P36DT15H41M26S</meta:editing-duration>
    <meta:editing-cycles>13303</meta:editing-cycles>
    <meta:document-statistic meta:table-count="1" meta:cell-count="434" meta:object-count="0"/>
  </office:meta>
</office:document-meta>
</file>